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style:font-name="Consolas" fo:font-size="10pt" style:font-size-asian="10pt" style:font-name-complex="Consolas1" style:font-size-complex="10pt"/>
    </style:style>
    <style:style style:name="P6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7" style:family="paragraph" style:parent-style-name="Standard">
      <style:paragraph-properties fo:line-height="100%" fo:text-align="center" style:justify-single-word="false" fo:break-before="page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List_20_Paragraph" style:list-style-name="WWNum1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 fo:font-size="10pt" style:font-size-asian="10pt" style:font-name-complex="Consolas1" style:font-size-complex="10pt"/>
    </style:style>
    <style:style style:name="T3" style:family="text">
      <style:text-properties style:font-name="Consolas" fo:font-size="10pt" fo:font-style="italic" style:font-size-asian="10pt" style:font-style-asian="italic" style:font-name-complex="Consolas1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eeting Minutes</text:span></text:p>
      <text:p text:style-name="P4"/>
      <text:p text:style-name="P1"><text:span text:style-name="T1">Date:</text:span> March 17, 2014</text:p>
      <text:p text:style-name="P1"><text:span text:style-name="T1">Start Time: </text:span>10:00am</text:p>
      <text:p text:style-name="P1"><text:span text:style-name="T1">End Time:</text:span> 1:00pm</text:p>
      <text:p text:style-name="P3"/>
      <text:p text:style-name="P1"><text:span text:style-name="T1">Members Present:</text:span> Drew Aaron, Michael Beaver, and Travis Hunt</text:p>
      <text:p text:style-name="P1"><text:span text:style-name="T1">Members Absent: </text:span>Clay Boren, Chad Farley, and Andrew Hamilton</text:p>
      <text:p text:style-name="P1"/>
      <text:p text:style-name="P2"><text:span text:style-name="T1">Topics</text:span> <text:span text:style-name="T1">Discussed</text:span></text:p>
      <text:list xml:id="list2852440175848056076" text:style-name="WWNum1">
        <text:list-item>
          <text:p text:style-name="P10">Backend Detailed Design</text:p>
        </text:list-item>
        <text:list-item>
          <text:p text:style-name="P10">Frontend Development</text:p>
        </text:list-item>
      </text:list>
      <text:p text:style-name="P2"><text:span text:style-name="T1">Decisions and Actions Taken</text:span></text:p>
      <text:p text:style-name="P2"/>
      <text:p text:style-name="P1"><text:tab/>Travis and Michael worked on the Backend Translator pseudocode. <text:s/>They were able to describe the pseudocode necessary for most of the functionality of the Pass 1 Translator of the Assembler. <text:s/>They were also able to outline the data members and methods necessary for the first pass. <text:s/>The final details of Pass 1 will need to be decided at the next meeting. <text:s/>In addition, the details of Pass 2 will be discussed at the next meeting, including the interface between the Assembler and the Pass 1 and Pass 2 Translators. <text:s/>See the attached design particulars.</text:p>
      <text:p text:style-name="P1"><text:tab/>Drew continued development of the Frontend user interface. <text:s/>He has updated the Source Code Editor to include tab support and has added temporary hardcoded line numbers. <text:s/>He also implemented additional functionality, including file import and export support. <text:s/>The user interface also will support hotkeys, such as Ctrl+N to create a new project. <text:s/>The Frontend team will soon finish implementing the main user interface functionality. <text:s/>At that point the Frontend team and the Backend team will determine the interfaces and will be folded into one core team.</text:p>
      <text:p text:style-name="P1"><text:tab/>The next team meeting will be Tuesday, March 18, 2014 at 3:30pm in the Commons building.</text:p>
      <text:p text:style-name="P1"/>
      <text:p text:style-name="P7"><text:span text:style-name="T1">Supplementary Information</text:span></text:p>
      <text:p text:style-name="P4"/>
      <text:p text:style-name="P1"><text:span text:style-name="T1">Pass 1 Translator Data Members</text:span></text:p>
      <text:p text:style-name="P1"><text:span text:style-name="T2">int locationCounter;</text:span></text:p>
      <text:p text:style-name="P1"><text:span text:style-name="T2">string errorStream[][];</text:span></text:p>
      <text:p text:style-name="P1"><text:span text:style-name="T2">string filename;</text:span></text:p>
      <text:p text:style-name="P1"><text:span text:style-name="T2">string label;</text:span></text:p>
      <text:p text:style-name="P1"><text:span text:style-name="T2">string line;</text:span></text:p>
      <text:p text:style-name="P1"><text:span text:style-name="T2">string opcode;</text:span></text:p>
      <text:p text:style-name="P6"><text:span text:style-name="T2">int opcodeIndex;</text:span></text:p>
      <text:p text:style-name="P1"><text:span text:style-name="T2">string params;</text:span></text:p>
      <text:p text:style-name="P1"><text:span text:style-name="T2">SymbolTable symTable;</text:span></text:p>
      <text:p text:style-name="P3"/>
      <text:p text:style-name="P1"><text:span text:style-name="T1">Pass 1 Translator Methods</text:span></text:p>
      <text:p text:style-name="P1"><text:span text:style-name="T2">public ProcessLine(string inputLine)</text:span></text:p>
      <text:p text:style-name="P1"><text:span text:style-name="T2"><text:tab/>assign line to inputLine;</text:span></text:p>
      <text:p text:style-name="P1"><text:span text:style-name="T2"><text:tab/>if line[0] is “*”, then ignore the line because it is a comment and continue</text:span></text:p>
      <text:p text:style-name="P1"><text:span text:style-name="T2"><text:tab/>assign label to substring of line from 0 to 8</text:span></text:p>
      <text:p text:style-name="P1"><text:span text:style-name="T2"><text:tab/>if line[9] is not blank, then throw error</text:span></text:p>
      <text:p text:style-name="P1"><text:span text:style-name="T2"><text:tab/>assign opcode to substring of line from 10 to 14</text:span></text:p>
      <text:p text:style-name="P1"><text:span text:style-name="T2"><text:tab/>if line[15] is not blank, then throw error</text:span></text:p>
      <text:p text:style-name="P1"><text:span text:style-name="T2"><text:tab/>assign params to substring of line from 16 to 79</text:span></text:p>
      <text:p text:style-name="P5"/>
      <text:p text:style-name="P1"><text:span text:style-name="T2">private ValidateInput()</text:span></text:p>
      <text:p text:style-name="P1"><text:span text:style-name="T2"><text:tab/>ValidateLabel()</text:span></text:p>
      <text:p text:style-name="P1"><text:span text:style-name="T2"><text:tab/>ValidateOpcode()</text:span></text:p>
      <text:p text:style-name="P1"><text:span text:style-name="T2"><text:tab/>ValidateParams()</text:span></text:p>
      <text:p text:style-name="P5"/>
      <text:p text:style-name="P1"><text:span text:style-name="T2">private ValidateLabel()</text:span></text:p>
      <text:p text:style-name="P1"><text:soft-page-break/><text:span text:style-name="T2"><text:tab/>check for invalid characters or character sequences (such as invalid spaces)</text:span></text:p>
      <text:p text:style-name="P1"><text:span text:style-name="T2"><text:tab/>check if the label already exists in symTable</text:span></text:p>
      <text:p text:style-name="P1"><text:span text:style-name="T2"><text:tab/><text:tab/>if it exists, then throw error</text:span></text:p>
      <text:p text:style-name="P1"><text:span text:style-name="T2"><text:tab/><text:tab/>else, add the label and location to symTable</text:span></text:p>
      <text:p text:style-name="P5"/>
      <text:p text:style-name="P1"><text:span text:style-name="T2">private ValidateOpcode()</text:span></text:p>
      <text:p text:style-name="P1"><text:span text:style-name="T2"><text:tab/>check if opcode is in machine op table</text:span></text:p>
      <text:p text:style-name="P1"><text:span text:style-name="T2"><text:tab/><text:tab/>if it is not, then throw error</text:span></text:p>
      <text:p text:style-name="P1"><text:span text:style-name="T2"><text:tab/><text:tab/>else, continue because opcode is valid</text:span></text:p>
      <text:p text:style-name="P1"><text:span text:style-name="T2"/></text:p>
      <text:p text:style-name="P6"><text:bookmark text:name="_GoBack"/><text:span text:style-name="T2">private ValidateParams()</text:span></text:p>
      <text:p text:style-name="P6"><text:span text:style-name="T2"><text:tab/>process the parameters into the individual parameters</text:span></text:p>
      <text:p text:style-name="P6"><text:span text:style-name="T2"><text:tab/><text:tab/>(look up labels and replace with addresses)</text:span></text:p>
      <text:p text:style-name="P6"><text:span text:style-name="T2"><text:tab/>save the operand parameter types from the MachineOpTable using the</text:span></text:p>
      <text:p text:style-name="P6"><text:span text:style-name="T2"><text:s/><text:tab/><text:tab/>MachineOpTable accessor methods for the three parameters</text:span></text:p>
      <text:p text:style-name="P6"><text:span text:style-name="T2"><text:tab/>check if parameter from source line matches the parameter type from</text:span></text:p>
      <text:p text:style-name="P6"><text:span text:style-name="T2"><text:s/><text:tab/>MachineOpTable</text:span></text:p>
      <text:p text:style-name="P1"><text:span text:style-name="T2"><text:tab/><text:tab/></text:span><text:span text:style-name="T3">if it does not, throw error </text:span></text:p>
      <text:p text:style-name="P1"><text:span text:style-name="T3"><text:tab/><text:tab/>else, continue because parameters are valide</text:span></text:p>
      <text:p text:style-name="P3"/>
      <text:p text:style-name="P1"><text:span text:style-name="T1">Potential Use of Translator in Assembler</text:span></text:p>
      <text:p text:style-name="P1"><text:span text:style-name="T2">string intermediateFile;</text:span></text:p>
      <text:p text:style-name="P1"><text:span text:style-name="T2">string objectFile;</text:span></text:p>
      <text:p text:style-name="P5"/>
      <text:p text:style-name="P1"><text:span text:style-name="T2">intermediateFile = Pass1.Translate(sourceCode);</text:span></text:p>
      <text:p text:style-name="P1"><text:span text:style-name="T2">objectFile = Pass2.Translate(intermediateFile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20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20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rch 17, 2014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ichael Beaver</meta:initial-creator>
    <meta:editing-cycles>889</meta:editing-cycles>
    <meta:creation-date>2014-01-15T01:28:00</meta:creation-date>
    <dc:date>2014-03-18T17:27:56.77</dc:date>
    <meta:editing-duration>PT1H1M37S</meta:editing-duration>
    <meta:generator>OpenOffice.org/3.4.1$Win32 OpenOffice.org_project/341m1$Build-9593</meta:generator>
    <meta:document-statistic meta:table-count="0" meta:image-count="0" meta:object-count="0" meta:page-count="3" meta:paragraph-count="61" meta:word-count="476" meta:character-count="3107"/>
    <meta:user-defined meta:name="AppVersion">14.0000</meta:user-defined>
    <meta:user-defined meta:name="Company">University of North Alabam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